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11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cm" svg:height="0.9cm" svg:x="7.9cm" svg:y="3.5cm">
          <text:p text:style-name="P1"><text:span text:style-name="T1">Fas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8cm" svg:height="1.6cm" svg:x="8.3cm" svg:y="5.6cm">
          <text:p text:style-name="P2"><text:span text:style-name="T2">¿Correct </text:span></text:p>
          <text:p text:style-name="P2"><text:span text:style-name="T2">forma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0.862cm" svg:height="0.573cm" svg:x="11.4cm" svg:y="5cm">
          <draw:text-box>
            <text:p/>
          </draw:text-box>
        </draw:frame>
        <draw:connector draw:style-name="gr4" draw:text-style-name="P4" draw:layer="layout" svg:x1="9.2cm" svg:y1="4.4cm" svg:x2="9.2cm" svg:y2="5.6cm" draw:start-shape="id1" draw:start-glue-point="2" draw:end-shape="id2" draw:end-glue-point="4" svg:d="m9200 4400v1200" svg:viewBox="0 0 1 1201">
          <text:p/>
        </draw:connector>
        <draw:connector draw:style-name="gr5" draw:text-style-name="P1" draw:layer="layout" draw:line-skew="0.898cm" svg:x1="10.1cm" svg:y1="6.4cm" svg:x2="9.194cm" svg:y2="1.786cm" draw:start-shape="id2" draw:start-glue-point="7" draw:end-shape="id3" draw:end-glue-point="2" svg:d="m10100 6400h1400v-5115h-2306v501" svg:viewBox="0 0 2307 5116"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no</text:span></text:p>
        </draw:connector>
        <draw:custom-shape draw:style-name="gr1" draw:text-style-name="P2" xml:id="id4" draw:id="id4" draw:layer="layout" svg:width="2.5cm" svg:height="0.8cm" svg:x="8cm" svg:y="9.7cm">
          <text:p text:style-name="P2"><text:span text:style-name="T2"/></text:p>
          <text:p text:style-name="P2"><text:span text:style-name="T2">Set paramet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2cm" svg:y1="7.2cm" svg:x2="9.25cm" svg:y2="9.7cm" draw:start-shape="id2" draw:start-glue-point="6" draw:end-shape="id4" draw:end-glue-point="0" svg:d="m9200 7200v1251h50v1249" svg:viewBox="0 0 51 2501">
          <text:p text:style-name="P4"><text:span text:style-name="T1">si</text:span></text:p>
        </draw:connector>
        <draw:connector draw:style-name="gr5" draw:text-style-name="P1" xml:id="id3" draw:id="id3" draw:layer="layout" svg:x1="9.194cm" svg:y1="1.786cm" svg:x2="9.2cm" svg:y2="3.5cm" draw:end-shape="id1" draw:end-glue-point="0" svg:d="m9194 1786v607h6v1107" svg:viewBox="0 0 7 1715">
          <text:p text:style-name="P1">Data file</text:p>
          <text:p text:style-name="P1"/>
        </draw:connector>
        <draw:custom-shape draw:style-name="gr1" draw:text-style-name="P1" xml:id="id5" draw:id="id5" draw:layer="layout" svg:width="2.5cm" svg:height="0.9cm" svg:x="8cm" svg:y="13.1cm">
          <text:p text:style-name="P1"><text:span text:style-name="T1">Fase 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5cm" svg:y1="10.5cm" svg:x2="9.25cm" svg:y2="13.1cm" draw:start-shape="id4" draw:start-glue-point="2" draw:end-shape="id5" draw:end-glue-point="0" svg:d="m9250 10500v2600" svg:viewBox="0 0 1 2601">
          <text:p text:style-name="P4"><text:span text:style-name="T2">Data</text:span></text:p>
        </draw:connector>
        <draw:custom-shape draw:style-name="gr1" draw:text-style-name="P1" xml:id="id6" draw:id="id6" draw:layer="layout" svg:width="2.5cm" svg:height="0.9cm" svg:x="8cm" svg:y="17.7cm">
          <text:p text:style-name="P1"><text:span text:style-name="T1">Fase 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5cm" svg:y1="14cm" svg:x2="9.25cm" svg:y2="17.7cm" draw:start-shape="id5" draw:start-glue-point="2" draw:end-shape="id6" draw:end-glue-point="0" svg:d="m9250 14000v3700" svg:viewBox="0 0 1 3701">
          <text:p text:style-name="P4"><text:span text:style-name="T2">Processed data</text:span></text:p>
        </draw:connector>
        <draw:custom-shape draw:style-name="gr1" draw:text-style-name="P1" xml:id="id7" draw:id="id7" draw:layer="layout" svg:width="2.5cm" svg:height="0.9cm" svg:x="8cm" svg:y="23.5cm">
          <text:p text:style-name="P1"><text:span text:style-name="T1">Fase 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5cm" svg:y1="18.6cm" svg:x2="9.25cm" svg:y2="23.5cm" draw:start-shape="id6" draw:start-glue-point="2" draw:end-shape="id7" draw:end-glue-point="0" svg:d="m9250 18600v4900" svg:viewBox="0 0 1 4901">
          <text:p text:style-name="P4"><text:span text:style-name="T2">Clusters</text:span></text:p>
        </draw:connector>
        <draw:connector draw:style-name="gr5" draw:text-style-name="P4" draw:layer="layout" svg:x1="12.237cm" svg:y1="21.338cm" svg:x2="10.5cm" svg:y2="23.95cm" draw:end-shape="id7" draw:end-glue-point="1" svg:d="m12237 21338h-618v2612h-1119" svg:viewBox="0 0 1738 2613">
          <text:p text:style-name="P4"><text:tab/><text:tab/><text:span text:style-name="T2"><text:tab/></text:span><text:span text:style-name="T2"><text:tab/></text:span><text:span text:style-name="T2"><text:tab/></text:span><text:span text:style-name="T2"><text:tab/></text:span><text:span text:style-name="T2">A diferent execution clusters</text:span><text:tab/></text:p>
        </draw:connector>
        <draw:custom-shape draw:style-name="gr6" draw:text-style-name="P4" draw:layer="layout" svg:width="0.5cm" svg:height="0.5cm" svg:x="7.9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5cm" svg:height="0.5cm" svg:x="7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cm" svg:height="0.5cm" svg:x="7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5cm" svg:height="0.5cm" svg:x="7.6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2.9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cm" svg:height="0.5cm" svg:x="12.6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5cm" svg:height="0.5cm" svg:x="13.3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5cm" svg:height="0.5cm" svg:x="13.1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="Short_20_line_20_Arrow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olex </meta:initial-creator>
    <meta:creation-date>2014-10-04T15:27:01.068249745</meta:creation-date>
    <dc:date>2014-10-04T16:46:17.981418068</dc:date>
    <dc:creator>spolex </dc:creator>
    <meta:editing-duration>PT2M41S</meta:editing-duration>
    <meta:editing-cycles>1</meta:editing-cycles>
    <meta:document-statistic meta:object-count="23"/>
    <meta:generator>LibreOffice/4.1.3.2$Linux_X86_64 LibreOffice_project/410m0$Build-2</meta:generator>
  </office:meta>
</office:document-meta>
</file>